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 delta:insertion-change-idref="ct1" delta:insertion-type="insert-with-content">
      <style:table-properties style:width="17cm" table:align="margins"/>
    </style:style>
    <style:style style:name="Table2.A" style:family="table-column" delta:insertion-change-idref="ct1" delta:insertion-type="insert-with-content">
      <style:table-column-properties style:column-width="8.5cm" style:rel-column-width="32767*"/>
    </style:style>
    <style:style style:name="Table2.A1" style:family="table-cell" delta:insertion-change-idref="ct1" delta:insertion-type="insert-with-content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 delta:insertion-change-idref="ct1" delta:insertion-type="insert-with-content">
      <style:table-cell-properties fo:padding="0.097cm" fo:border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3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Split by Pasted Text and Table</text:h>
      <text:p text:style-name="Text_20_body">In this example, the following paragraph will be split by copying everything in between the two curly braces and pasting it in between the square brackets.</text:p>
      <text:p text:style-name="Text_20_body" split:split001-idref="split1">This paragraph will be split. [<delta:inserted-text-start delta:insertion-change-idref="ct1" delta:inserted-text-end-idref="it1"/>This will be copied<delta:inserted-text-end delta:inserted-text-end-id="it1"/></text:p>
      <table:table table:name="Table2" table:style-name="Table2" delta:insertion-change-idref="ct1" delta:insertion-type="insert-with-content">
        <table:table-column table:style-name="Table2.A" table:number-columns-repeated="2"/>
        <table:table-row>
          <table:table-cell table:style-name="Table2.A1" office:value-type="string">
            <text:p text:style-name="Table_20_Contents">Table will</text:p>
          </table:table-cell>
          <table:table-cell table:style-name="Table2.B1" office:value-type="string">
            <text:p text:style-name="Table_20_Contents">Be copied</text:p>
          </table:table-cell>
        </table:table-row>
      </table:table>
      <text:p text:style-name="Text_20_body" delta:split-id="split1" delta:insertion-change-idref="ct1" delta:insertion-type="split"><delta:inserted-text-start delta:insertion-change-idref="ct1" delta:inserted-text-end-idref="it2"/>And this will be copied<delta:inserted-text-end delta:inserted-text-end-id="it2"/>] This will be in the new paragraph.</text:p>
      <text:p text:style-name="Text_20_body">Copy and paste source. {This will be copied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Table will</text:p>
          </table:table-cell>
          <table:table-cell table:style-name="Table1.B1" office:value-type="string">
            <text:p text:style-name="Table_20_Contents">Be copied</text:p>
          </table:table-cell>
        </table:table-row>
      </table:table>
      <text:p text:style-name="Text_20_body">And this will be copied}. This will not 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10:41:58</meta:creation-date>
    <dc:date>2010-06-23T10:44:39</dc:date>
    <dc:creator>Tristan Mitchell</dc:creator>
    <meta:editing-duration>PT00H02M21S</meta:editing-duration>
    <meta:editing-cycles>1</meta:editing-cycles>
    <meta:generator>OpenOffice.org/3.2$Unix OpenOffice.org_project/320m18$Build-9502</meta:generator>
    <meta:document-statistic meta:table-count="2" meta:image-count="0" meta:object-count="0" meta:page-count="1" meta:paragraph-count="10" meta:word-count="79" meta:character-count="427"/>
  </office:meta>
</office:document-meta>
</file>